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5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7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K2]/[.J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3]/[.J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4]/[.J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5]/[.J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6]/[.J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7]/[.J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8]/[.J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9]/[.J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0]/[.J1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1]/[.J1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2]/[.J1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3]/[.J1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4]/[.J1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5]/[.J1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6]/[.J1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7]/[.J1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8]/[.J1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19]/[.J1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20]/[.J2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7"/>
          <table:table-cell table:formula="of:=+[.K21]/[.J2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5"/>
          <table:table-cell table:number-columns-repeated="2" table:content-validation-name="val7"/>
          <table:table-cell table:formula="of:=+[.K22]/[.J2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3]/[.J2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4]/[.J2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5]/[.J2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6]/[.J26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7]/[.J27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8]/[.J28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29]/[.J29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30]/[.J30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/>
          <table:table-cell table:content-validation-name="val5"/>
          <table:table-cell table:number-columns-repeated="2"/>
          <table:table-cell table:formula="of:=+[.K31]/[.J31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2]/[.J32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3]/[.J33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4]/[.J34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5]/[.J35]" office:value-type="percentage" office:value="0">
            <text:p>#DIV/0!</text:p>
          </table:table-cell>
          <table:table-cell table:number-columns-repeated="1012"/>
        </table:table-row>
        <table:table-row table:style-name="ro6">
          <table:table-cell table:number-columns-repeated="5"/>
          <table:table-cell table:content-validation-name="val1"/>
          <table:table-cell table:content-validation-name="val3"/>
          <table:table-cell table:number-columns-repeated="2"/>
          <table:table-cell table:number-columns-repeated="2"/>
          <table:table-cell table:formula="of:=+[.K36]/[.J36]" office:value-type="percentage" office:value="0">
            <text:p>#DIV/0!</text:p>
          </table:table-cell>
          <table:table-cell table:number-columns-repeated="1012"/>
        </table:table-row>
        <table:table-row table:style-name="ro7" table:number-rows-repeated="3">
          <table:table-cell table:number-columns-repeated="5"/>
          <table:table-cell table:content-validation-name="val1"/>
          <table:table-cell table:content-validation-name="val3"/>
          <table:table-cell table:number-columns-repeated="1017"/>
        </table:table-row>
        <table:table-row table:style-name="ro7">
          <table:table-cell/>
          <table:table-cell>
            <draw:frame table:end-cell-address="Sheet1.P70" table:end-x="4.23cm" table:end-y="0.245cm" draw:z-index="0" draw:name="Graphics 1" draw:style-name="gr1" draw:text-style-name="P1" svg:width="41.618cm" svg:height="16.324cm" svg:x="0.002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3"/>
          <table:table-cell table:number-columns-repeated="1017"/>
        </table:table-row>
        <table:table-row table:style-name="ro7" table:number-rows-repeated="8">
          <table:table-cell table:number-columns-repeated="6"/>
          <table:table-cell table:content-validation-name="val3"/>
          <table:table-cell table:number-columns-repeated="1017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30">2022-05-30</text:date>, <text:time>05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30T05:37:38.60</dc:date>
    <dc:creator>Lawrence Perepolkin</dc:creator>
    <meta:editing-duration>PT9H43M39S</meta:editing-duration>
    <meta:editing-cycles>41</meta:editing-cycles>
    <meta:generator>OpenOffice/4.1.12$Win32 OpenOffice.org_project/4112m1$Build-9809</meta:generator>
    <meta:document-statistic meta:table-count="3" meta:cell-count="229" meta:object-count="1"/>
  </office:meta>
</office:document-meta>
</file>